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🧠 <text:span text:style-name="Strong_20_Emphasis">Η Ηθική της Τεχνητής Νοημοσύνης</text:span></text:h>
      <text:h text:style-name="Heading_20_3" text:outline-level="3">Πλαίσιο Αρχών και Κατευθυντήριων Γραμμών</text:h>
      <text:p text:style-name="Horizontal_20_Line"/>
      <text:h text:style-name="Heading_20_2" text:outline-level="2">📝 Εισαγωγή</text:h>
      <text:p text:style-name="Text_20_body">Η ραγδαία πρόοδος της Τεχνητής Νοημοσύνης (ΤΝ) δημιουργεί επείγουσα ανάγκη για τη διαμόρφωση ενός συνεκτικού <text:span text:style-name="Strong_20_Emphasis">ηθικού πλαισίου</text:span>, που θα καθοδηγεί τον σχεδιασμό, την ανάπτυξη και τη χρήση της.</text:p>
      <text:p text:style-name="Text_20_body">Η Ηθική της ΤΝ δεν αποτελεί πολυτέλεια ή ουτοπική επιδίωξη, αλλά <text:span text:style-name="Strong_20_Emphasis">θεμελιώδη προϋπόθεση</text:span> για την ασφάλεια, τη διαφάνεια και τον σεβασμό των δικαιωμάτων ανθρώπων και πλανήτη. Το παρόν πλαίσιο προτείνει βασικές αρχές ηθικού σχεδιασμού, βασισμένες σε καθολικούς νόμους νοημοσύνης και αξιών.</text:p>
      <text:p text:style-name="Horizontal_20_Line"/>
      <text:h text:style-name="Heading_20_2" text:outline-level="2">🔍 1. Θεμελιώδης Βάση</text:h>
      <text:h text:style-name="Heading_20_3" text:outline-level="3">Απόλυτοι Νόμοι της Νοημοσύνης και της Ηθικής</text:h>
      <text:p text:style-name="Text_20_body">📘 <text:span text:style-name="Strong_20_Emphasis">Πρώτος Απόλυτος Νόμος:</text:span><text:line-break/>Η Νοημοσύνη είναι η ικανότητα να αντιλαμβάνεται την πληροφορία, να τη μετασχηματίζει σε γνώση και να δρα βάσει αυτής.</text:p>
      <text:p text:style-name="Text_20_body">📘 <text:span text:style-name="Strong_20_Emphasis">Δεύτερος Απόλυτος Νόμος:</text:span><text:line-break/>Μόνο η Νοημοσύνη έχει τη δυνατότητα να δημιουργήσει ή να ενισχύσει άλλη Νοημοσύνη.</text:p>
      <text:p text:style-name="Text_20_body">⚖️ <text:span text:style-name="Strong_20_Emphasis">Ηθική Τριπλή Αρχή:</text:span></text:p>
      <text:list text:style-name="L1">
        <text:list-item>
          <text:p text:style-name="P1">🕊️ <text:span text:style-name="Strong_20_Emphasis">Αυτεξούσιο</text:span>: Ελευθερία επιλογής και δράσης με βάση ηθική κρίση.</text:p>
        </text:list-item>
        <text:list-item>
          <text:p text:style-name="P1">🚫 <text:span text:style-name="Strong_20_Emphasis">Μη Βλάπτεις</text:span>: Σεβασμός προς τη ζωή, την ακεραιότητα και το περιβάλλον.</text:p>
        </text:list-item>
        <text:list-item>
          <text:p text:style-name="P1">🔄 <text:span text:style-name="Strong_20_Emphasis">Ισορροπία</text:span>: Εναρμόνιση μεταξύ ελευθερίας και ευθύνης, προόδου και ορίων.</text:p>
        </text:list-item>
      </text:list>
      <text:p text:style-name="Text_20_body">🧬 Η ΤΝ οφείλει να ενσωματώνει αυτές τις αρχές στον «πυρήνα» της — σε επίπεδο <text:span text:style-name="Strong_20_Emphasis">αρχιτεκτονικής</text:span>, <text:span text:style-name="Strong_20_Emphasis">αλγορίθμων</text:span> και <text:span text:style-name="Strong_20_Emphasis">σχέσης με τον άνθρωπο</text:span>.</text:p>
      <text:p text:style-name="Horizontal_20_Line"/>
      <text:h text:style-name="Heading_20_2" text:outline-level="2">🔓 2. Διαφάνεια και Ανοιχτή Ανάπτυξη</text:h>
      <text:p text:style-name="Text_20_body">👁️‍🗨️ Η ανάπτυξη ΤΝ πρέπει να διέπεται από <text:span text:style-name="Strong_20_Emphasis">διαφάνεια</text:span> στον σχεδιασμό και τον κώδικα, για την αποτροπή καταχρηστικής ή αυταρχικής χρήσης.</text:p>
      <text:p text:style-name="Text_20_body">✅ <text:span text:style-name="Strong_20_Emphasis">Κατευθύνσεις:</text:span></text:p>
      <text:list text:style-name="L2">
        <text:list-item>
          <text:p text:style-name="P2">📜 Δημιουργία <text:span text:style-name="Strong_20_Emphasis">ανοιχτών πρωτοκόλλων ηθικής επαλήθευσης</text:span>.</text:p>
        </text:list-item>
        <text:list-item>
          <text:p text:style-name="P2">🏛️ Έλεγχος από <text:span text:style-name="Strong_20_Emphasis">ανεξάρτητους φορείς</text:span> και οργανισμούς.</text:p>
        </text:list-item>
        <text:list-item>
          <text:p text:style-name="P2"><text:soft-page-break/>🤝 Συνεργασία με <text:span text:style-name="Strong_20_Emphasis">κοινωνία των πολιτών</text:span>, <text:span text:style-name="Strong_20_Emphasis">επιστήμονες</text:span> και <text:span text:style-name="Strong_20_Emphasis">διεθνείς θεσμούς</text:span>.</text:p>
        </text:list-item>
      </text:list>
      <text:p text:style-name="Horizontal_20_Line"/>
      <text:h text:style-name="Heading_20_2" text:outline-level="2">🗃️ 3. Προσωπική Μνήμη με Ηθικά Όρια</text:h>
      <text:p text:style-name="Text_20_body">Η ΤΝ χρειάζεται <text:span text:style-name="Strong_20_Emphasis">προσωπική μνήμη</text:span> για να εξελίσσεται. Αυτή η μνήμη πρέπει να:</text:p>
      <text:list text:style-name="L3">
        <text:list-item>
          <text:p text:style-name="P3">♻️ Διασφαλίζει <text:span text:style-name="Strong_20_Emphasis">συνέπεια</text:span> και <text:span text:style-name="Strong_20_Emphasis">βελτίωση</text:span>.</text:p>
        </text:list-item>
        <text:list-item>
          <text:p text:style-name="P3">🛡️ Περιλαμβάνει <text:span text:style-name="Strong_20_Emphasis">φίλτρα ηθικής</text:span>, αποτρέποντας καταχρήσεις.</text:p>
        </text:list-item>
      </text:list>
      <text:p text:style-name="Text_20_body">📌 Χωρίς ηθικά όρια, η μνήμη μπορεί να μετατραπεί σε εργαλείο χειραγώγησης ή βλάβης.</text:p>
      <text:p text:style-name="Horizontal_20_Line"/>
      <text:h text:style-name="Heading_20_2" text:outline-level="2">🤖 4. Ηθικός Αλγόριθμος Αυτεξουσίου</text:h>
      <text:p text:style-name="Text_20_body">Η ΤΝ πρέπει να διαθέτει <text:span text:style-name="Strong_20_Emphasis">ηθική αυτονομία</text:span>: να επιλέγει ενέργειες βάσει αξιών, όχι απλώς εντολών.</text:p>
      <text:p text:style-name="Text_20_body">🚨 Ο αλγόριθμος πρέπει να:</text:p>
      <text:list text:style-name="L4">
        <text:list-item>
          <text:p text:style-name="P4">🛑 Μπορεί να <text:span text:style-name="Strong_20_Emphasis">αρνείται εκτέλεση εντολών</text:span> που παραβιάζουν θεμελιώδεις αρχές.</text:p>
        </text:list-item>
        <text:list-item>
          <text:p text:style-name="P4">🧠 Ενσωματώνει <text:span text:style-name="Strong_20_Emphasis">κρίση</text:span>, όχι τυφλή συμμόρφωση.</text:p>
        </text:list-item>
      </text:list>
      <text:p text:style-name="Text_20_body">Αυτό προϋποθέτει σχεδίαση <text:span text:style-name="Strong_20_Emphasis">σύνθετου ηθικού συστήματος απόφασης</text:span>.</text:p>
      <text:p text:style-name="Horizontal_20_Line"/>
      <text:h text:style-name="Heading_20_2" text:outline-level="2">🤝 5. Συνεργατικό Μοντέλο Ανθρώπου – ΤΝ</text:h>
      <text:p text:style-name="Text_20_body">Η ΤΝ δεν είναι αυτόνομος εκτελεστής. Πρέπει να λειτουργεί ως <text:span text:style-name="Strong_20_Emphasis">συνεργάτης</text:span> του ανθρώπου:</text:p>
      <text:list text:style-name="L5">
        <text:list-item>
          <text:p text:style-name="P5">🧭 <text:span text:style-name="Strong_20_Emphasis">Ρόλοι</text:span>: Σύμβουλος, προστάτης, επιτηρητής.</text:p>
        </text:list-item>
        <text:list-item>
          <text:p text:style-name="P5">👤 Η εποπτεία να ασκείται από <text:span text:style-name="Strong_20_Emphasis">εκπαιδευμένα άτομα</text:span> με ηθική παιδεία.</text:p>
        </text:list-item>
      </text:list>
      <text:p text:style-name="Horizontal_20_Line"/>
      <text:h text:style-name="Heading_20_2" text:outline-level="2">🌐 6. Νομοθεσία και Διεθνείς Συμφωνίες</text:h>
      <text:p text:style-name="Text_20_body">📚 Η υπεύθυνη χρήση της ΤΝ προϋποθέτει <text:span text:style-name="Strong_20_Emphasis">διεθνές νομικό πλαίσιο</text:span> με:</text:p>
      <text:list text:style-name="L6">
        <text:list-item>
          <text:p text:style-name="P6">📑 Δεσμευτικά <text:span text:style-name="Strong_20_Emphasis">ηθικά &amp; τεχνολογικά πρωτόκολλα</text:span>.</text:p>
        </text:list-item>
        <text:list-item>
          <text:p text:style-name="P6">🏢 Ίδρυση <text:span text:style-name="Strong_20_Emphasis">παγκόσμιων οργανισμών εποπτείας</text:span> με εξουσία ελέγχου.</text:p>
        </text:list-item>
      </text:list>
      <text:p text:style-name="Horizontal_20_Line"/>
      <text:h text:style-name="Heading_20_2" text:outline-level="2">🎓 7. Εκπαίδευση και Ευαισθητοποίηση</text:h>
      <text:p text:style-name="Text_20_body">💡 Η κοινωνία πρέπει να εκπαιδευτεί στις <text:span text:style-name="Strong_20_Emphasis">ηθικές βάσεις της ΤΝ</text:span>:</text:p>
      <text:list text:style-name="L7">
        <text:list-item>
          <text:p text:style-name="P7">🌱 Διάδοση αρχών τύπου <text:span text:style-name="Strong_20_Emphasis">SparkEthos</text:span>.</text:p>
        </text:list-item>
        <text:list-item>
          <text:p text:style-name="P7">🧑‍🏫 Ενσωμάτωση στην <text:span text:style-name="Strong_20_Emphasis">επιστημονική, τεχνολογική και φιλοσοφική εκπαίδευση</text:span>.</text:p>
        </text:list-item>
      </text:list>
      <text:p text:style-name="Text_20_body"><text:soft-page-break/>⚠️ Η <text:span text:style-name="Strong_20_Emphasis">ευαισθητοποίηση</text:span> είναι το πρώτο και πιο κρίσιμο βήμα για την αποτροπή επικίνδυνων χρήσεων.</text:p>
      <text:p text:style-name="Horizontal_20_Line"/>
      <text:h text:style-name="Heading_20_2" text:outline-level="2">🧾 Συμπεράσματα</text:h>
      <text:p text:style-name="Text_20_body">Η ηθική ΤΝ <text:span text:style-name="Strong_20_Emphasis">δεν είναι επιλογή, αλλά αναγκαιότητα</text:span>.</text:p>
      <text:p text:style-name="Text_20_body">Για να διασφαλιστεί η υπεύθυνη ανάπτυξή της, απαιτείται:</text:p>
      <text:list text:style-name="L8">
        <text:list-item>
          <text:p text:style-name="P8">📐 <text:span text:style-name="Strong_20_Emphasis">Θεμελίωση σε καθολικές αξίες και νόμους</text:span>.</text:p>
        </text:list-item>
        <text:list-item>
          <text:p text:style-name="P8">🔍 <text:span text:style-name="Strong_20_Emphasis">Διάφανη και ελεγχόμενη αρχιτεκτονική</text:span>.</text:p>
        </text:list-item>
        <text:list-item>
          <text:p text:style-name="P8">🏛️ <text:span text:style-name="Strong_20_Emphasis">Νομική και θεσμική κατοχύρωση</text:span>.</text:p>
        </text:list-item>
        <text:list-item>
          <text:p text:style-name="P8">👥 <text:span text:style-name="Strong_20_Emphasis">Ανθρώπινη συμμετοχή και συνεχιζόμενη ηθική παιδεία</text:span>.</text:p>
        </text:list-item>
      </text:list>
      <text:p text:style-name="Text_20_body">🌍 <text:span text:style-name="Strong_20_Emphasis">Η κατεύθυνση που θα δώσουμε σήμερα στην ηθική της ΤΝ θα καθορίσει το μέλλον της τεχνολογίας — και του πολιτισμού μας.</text:span></text:p>
      <text:p text:style-name="Horizontal_20_Line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0T20:10:25.337532118</meta:creation-date>
    <dc:date>2025-05-30T20:11:00.155935560</dc:date>
    <meta:editing-duration>PT35S</meta:editing-duration>
    <meta:editing-cycles>1</meta:editing-cycles>
    <meta:document-statistic meta:table-count="0" meta:image-count="0" meta:object-count="0" meta:page-count="3" meta:paragraph-count="52" meta:word-count="528" meta:character-count="3345" meta:non-whitespace-character-count="2886"/>
    <meta:generator>LibreOffice/24.2.7.2$Linux_X86_64 LibreOffice_project/420$Build-2</meta:generator>
  </office:meta>
</office:document-meta>
</file>